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Courier 10 Pitch" svg:font-family="'Courier 10 Pitch'" style:font-adornments="Fett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243e45" officeooo:paragraph-rsid="00243e45" style:font-weight-asian="normal" style:font-weight-complex="normal"/>
    </style:style>
    <style:style style:name="P4" style:family="paragraph" style:parent-style-name="Standard">
      <style:text-properties fo:font-weight="normal" officeooo:paragraph-rsid="001fa361" style:font-weight-asian="normal" style:font-weight-complex="normal"/>
    </style:style>
    <style:style style:name="P5" style:family="paragraph" style:parent-style-name="Standard">
      <style:text-properties fo:font-weight="normal" officeooo:paragraph-rsid="00243e45" style:font-weight-asian="normal" style:font-weight-complex="normal"/>
    </style:style>
    <style:style style:name="P6" style:family="paragraph" style:parent-style-name="Standard">
      <style:text-properties officeooo:paragraph-rsid="001f70a1"/>
    </style:style>
    <style:style style:name="P7" style:family="paragraph" style:parent-style-name="Standard">
      <style:text-properties officeooo:paragraph-rsid="00243e45"/>
    </style:style>
    <style:style style:name="P8" style:family="paragraph" style:parent-style-name="Standard">
      <style:text-properties officeooo:rsid="001fa7c6" officeooo:paragraph-rsid="001fa7c6"/>
    </style:style>
    <style:style style:name="P9" style:family="paragraph" style:parent-style-name="Standard">
      <style:text-properties officeooo:rsid="00211c55" officeooo:paragraph-rsid="00211c55"/>
    </style:style>
    <style:style style:name="P10" style:family="paragraph" style:parent-style-name="Standard">
      <style:text-properties officeooo:paragraph-rsid="00211c55"/>
    </style:style>
    <style:style style:name="P11" style:family="paragraph" style:parent-style-name="Standard">
      <style:text-properties officeooo:rsid="00243e45" officeooo:paragraph-rsid="00243e45"/>
    </style:style>
    <style:style style:name="P12" style:family="paragraph" style:parent-style-name="Standard">
      <style:text-properties fo:language="de" fo:country="AT" fo:font-style="normal" officeooo:rsid="00224c36" officeooo:paragraph-rsid="002c3612" style:font-style-asian="normal" style:font-style-complex="normal"/>
    </style:style>
    <style:style style:name="P13" style:family="paragraph" style:parent-style-name="Standard">
      <style:text-properties officeooo:rsid="002e55f7" officeooo:paragraph-rsid="002e55f7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243e45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normal" officeooo:rsid="00243e45" officeooo:paragraph-rsid="00243e45" style:font-weight-asian="normal" style:font-weight-complex="normal"/>
    </style:style>
    <style:style style:name="P17" style:family="paragraph" style:parent-style-name="code">
      <style:text-properties officeooo:paragraph-rsid="001f70a1"/>
    </style:style>
    <style:style style:name="P18" style:family="paragraph" style:parent-style-name="code">
      <style:text-properties officeooo:paragraph-rsid="001f70a1" fo:background-color="#ffff00"/>
    </style:style>
    <style:style style:name="P19" style:family="paragraph" style:parent-style-name="code">
      <style:text-properties officeooo:paragraph-rsid="001fa7c6" fo:background-color="#ffff00"/>
    </style:style>
    <style:style style:name="P20" style:family="paragraph" style:parent-style-name="code">
      <style:text-properties officeooo:paragraph-rsid="00227c07" fo:background-color="#ffff00"/>
    </style:style>
    <style:style style:name="P21" style:family="paragraph" style:parent-style-name="code">
      <style:text-properties officeooo:paragraph-rsid="001fa7c6"/>
    </style:style>
    <style:style style:name="P22" style:family="paragraph" style:parent-style-name="code">
      <style:text-properties officeooo:paragraph-rsid="00227c07"/>
    </style:style>
    <style:style style:name="P23" style:family="paragraph" style:parent-style-name="code">
      <style:text-properties officeooo:rsid="001fa7c6"/>
    </style:style>
    <style:style style:name="P24" style:family="paragraph" style:parent-style-name="code">
      <style:text-properties officeooo:rsid="001fa7c6" officeooo:paragraph-rsid="001fa7c6"/>
    </style:style>
    <style:style style:name="P25" style:family="paragraph" style:parent-style-name="code">
      <style:text-properties officeooo:rsid="002c3612" officeooo:paragraph-rsid="002c3612"/>
    </style:style>
    <style:style style:name="P26" style:family="paragraph" style:parent-style-name="code">
      <style:text-properties officeooo:paragraph-rsid="002c3612"/>
    </style:style>
    <style:style style:name="P27" style:family="paragraph" style:parent-style-name="code">
      <style:text-properties officeooo:paragraph-rsid="002c4613"/>
    </style:style>
    <style:style style:name="P28" style:family="paragraph" style:parent-style-name="code">
      <style:text-properties officeooo:rsid="002aa92e" officeooo:paragraph-rsid="002c3612"/>
    </style:style>
    <style:style style:name="P29" style:family="paragraph" style:parent-style-name="aufgabe">
      <style:text-properties officeooo:paragraph-rsid="001fa361"/>
    </style:style>
    <style:style style:name="P30" style:family="paragraph" style:parent-style-name="Text_20_body">
      <style:text-properties officeooo:rsid="001fa361" officeooo:paragraph-rsid="001f70a1"/>
    </style:style>
    <style:style style:name="P31" style:family="paragraph" style:parent-style-name="Text_20_body">
      <style:text-properties officeooo:rsid="00056f83" officeooo:paragraph-rsid="00299182"/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Standard" style:list-style-name="L1">
      <style:text-properties officeooo:paragraph-rsid="002aa92e"/>
    </style:style>
    <style:style style:name="P36" style:family="paragraph" style:parent-style-name="Standard" style:list-style-name="L1">
      <style:text-properties officeooo:paragraph-rsid="00224c36"/>
    </style:style>
    <style:style style:name="P37" style:family="paragraph" style:parent-style-name="Standard" style:list-style-name="L1">
      <style:text-properties fo:font-style="normal" officeooo:rsid="00243e45" officeooo:paragraph-rsid="002c3612" style:font-style-asian="normal" style:font-style-complex="normal"/>
    </style:style>
    <style:style style:name="P38" style:family="paragraph" style:parent-style-name="Standard" style:list-style-name="L1">
      <style:text-properties fo:font-style="normal" officeooo:rsid="00243e45" officeooo:paragraph-rsid="002aa92e" style:font-style-asian="normal" style:font-style-complex="normal"/>
    </style:style>
    <style:style style:name="P39" style:family="paragraph" style:parent-style-name="Standard" style:list-style-name="L1">
      <style:text-properties fo:font-style="normal" officeooo:paragraph-rsid="002aa92e" style:font-style-asian="normal" style:font-style-complex="normal"/>
    </style:style>
    <style:style style:name="P40" style:family="paragraph" style:parent-style-name="Standard" style:list-style-name="L1">
      <style:text-properties fo:font-style="normal" officeooo:paragraph-rsid="00227c07" style:font-style-asian="normal" style:font-style-complex="normal"/>
    </style:style>
    <style:style style:name="P41" style:family="paragraph" style:parent-style-name="Standard" style:list-style-name="L1">
      <style:text-properties fo:font-style="normal" officeooo:rsid="00224c36" officeooo:paragraph-rsid="002aa92e" style:font-style-asian="normal" style:font-style-complex="normal"/>
    </style:style>
    <style:style style:name="P42" style:family="paragraph" style:parent-style-name="Standard" style:list-style-name="L1">
      <style:text-properties fo:font-style="normal" officeooo:rsid="00227c07" officeooo:paragraph-rsid="00227c07" style:font-style-asian="normal" style:font-style-complex="normal"/>
    </style:style>
    <style:style style:name="P43" style:family="paragraph" style:parent-style-name="Standard" style:list-style-name="L1">
      <style:text-properties officeooo:rsid="001fa7c6" officeooo:paragraph-rsid="002aa92e"/>
    </style:style>
    <style:style style:name="P44" style:family="paragraph" style:parent-style-name="Standard" style:list-style-name="List_20_3">
      <style:paragraph-properties fo:margin-left="0cm" fo:margin-right="0cm" fo:text-indent="0cm" style:auto-text-indent="false"/>
    </style:style>
    <style:style style:name="P45" style:family="paragraph" style:parent-style-name="Text_20_body" style:list-style-name="List_20_3">
      <style:text-properties officeooo:rsid="00056f83" officeooo:paragraph-rsid="00299182"/>
    </style:style>
    <style:style style:name="P46" style:family="paragraph" style:parent-style-name="Text_20_body">
      <style:text-properties officeooo:rsid="001fa361" officeooo:paragraph-rsid="001f70a1"/>
    </style:style>
    <style:style style:name="P47" style:family="paragraph" style:parent-style-name="Text_20_body">
      <style:text-properties officeooo:rsid="0030436e" officeooo:paragraph-rsid="0030436e"/>
    </style:style>
    <style:style style:name="P48" style:family="paragraph" style:parent-style-name="Heading_20_2">
      <style:text-properties officeooo:rsid="001fa7c6"/>
    </style:style>
    <style:style style:name="P49" style:family="paragraph" style:parent-style-name="Heading_20_2">
      <style:text-properties officeooo:rsid="001fa361"/>
    </style:style>
    <style:style style:name="P50" style:family="paragraph" style:parent-style-name="Heading_20_3">
      <style:text-properties officeooo:rsid="00211c55"/>
    </style:style>
    <style:style style:name="P51" style:family="paragraph" style:parent-style-name="Heading_20_3">
      <style:text-properties officeooo:paragraph-rsid="001fa361"/>
    </style:style>
    <style:style style:name="T1" style:family="text">
      <style:text-properties officeooo:rsid="001f70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a7c6" style:font-weight-asian="bold" style:font-weight-complex="bold"/>
    </style:style>
    <style:style style:name="T4" style:family="text">
      <style:text-properties fo:language="de" fo:country="AT"/>
    </style:style>
    <style:style style:name="T5" style:family="text">
      <style:text-properties fo:language="de" fo:country="AT" officeooo:rsid="00224c36"/>
    </style:style>
    <style:style style:name="T6" style:family="text">
      <style:text-properties fo:language="en" fo:country="GB"/>
    </style:style>
    <style:style style:name="T7" style:family="text">
      <style:text-properties fo:language="it" fo:country="IT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f70a1" fo:background-color="#ffff00" loext:char-shading-value="0"/>
    </style:style>
    <style:style style:name="T10" style:family="text">
      <style:text-properties officeooo:rsid="002c3612" fo:background-color="#ffff00" loext:char-shading-value="0"/>
    </style:style>
    <style:style style:name="T11" style:family="text">
      <style:text-properties officeooo:rsid="002c4613" fo:background-color="#ffff00" loext:char-shading-value="0"/>
    </style:style>
    <style:style style:name="T12" style:family="text">
      <style:text-properties officeooo:rsid="001fa7c6"/>
    </style:style>
    <style:style style:name="T13" style:family="text">
      <style:text-properties officeooo:rsid="00224c36"/>
    </style:style>
    <style:style style:name="T14" style:family="text">
      <style:text-properties fo:font-style="italic" officeooo:rsid="00224c36" style:font-style-asian="italic" style:font-style-complex="italic"/>
    </style:style>
    <style:style style:name="T15" style:family="text">
      <style:text-properties fo:font-style="italic" officeooo:rsid="001fa7c6" style:font-style-asian="italic" style:font-style-complex="italic"/>
    </style:style>
    <style:style style:name="T16" style:family="text">
      <style:text-properties fo:font-style="italic" officeooo:rsid="00227c07" style:font-style-asian="italic" style:font-style-complex="italic"/>
    </style:style>
    <style:style style:name="T17" style:family="text">
      <style:text-properties fo:font-style="italic" officeooo:rsid="00243e45" style:font-style-asian="italic" style:font-style-complex="italic"/>
    </style:style>
    <style:style style:name="T18" style:family="text">
      <style:text-properties fo:font-style="italic" officeooo:rsid="0028be2e" style:font-style-asian="italic" style:font-style-complex="italic"/>
    </style:style>
    <style:style style:name="T19" style:family="text">
      <style:text-properties fo:font-style="italic" officeooo:rsid="002aa92e" style:font-style-asian="italic" style:font-style-complex="italic"/>
    </style:style>
    <style:style style:name="T20" style:family="text">
      <style:text-properties fo:font-style="italic" officeooo:rsid="002dc497" style:font-style-asian="italic" style:font-style-complex="italic"/>
    </style:style>
    <style:style style:name="T21" style:family="text">
      <style:text-properties officeooo:rsid="00227c07"/>
    </style:style>
    <style:style style:name="T22" style:family="text">
      <style:text-properties officeooo:rsid="00243e45"/>
    </style:style>
    <style:style style:name="T23" style:family="text">
      <style:text-properties officeooo:rsid="002aa92e"/>
    </style:style>
    <style:style style:name="T24" style:family="text">
      <style:text-properties fo:font-style="normal" officeooo:rsid="002aa92e" style:font-style-asian="normal" style:font-style-complex="normal"/>
    </style:style>
    <style:style style:name="T25" style:family="text">
      <style:text-properties fo:font-style="normal" officeooo:rsid="00224c36" style:font-style-asian="normal" style:font-style-complex="normal"/>
    </style:style>
    <style:style style:name="T26" style:family="text">
      <style:text-properties officeooo:rsid="002c3612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3"><text:a xlink:type="simple" xlink:href="#__RefHeading__5555_1769574776" text:style-name="Internet_20_link" text:visited-style-name="Internet_20_link">1. </text:a>Arbeitsblatt: Socket - C<text:tab/>1</text:p>
          <text:p text:style-name="P32"><text:a xlink:type="simple" xlink:href="#__RefHeading__28572_735908501" text:style-name="Internet_20_link" text:visited-style-name="Internet_20_link">1.1. </text:a>Aufgabe: Portscanner<text:tab/>1</text:p>
          <text:p text:style-name="P34"><text:a xlink:type="simple" xlink:href="#__RefHeading__7760_707975417" text:style-name="Internet_20_link" text:visited-style-name="Internet_20_link">1.1.1. </text:a>Aufgabe: nmap<text:tab/>1</text:p>
          <text:p text:style-name="P34"><text:a xlink:type="simple" xlink:href="#__RefHeading__7762_707975417" text:style-name="Internet_20_link" text:visited-style-name="Internet_20_link">1.1.2. </text:a>Aufgabe: portscanner<text:tab/>1</text:p>
          <text:p text:style-name="P32"><text:a xlink:type="simple" xlink:href="#__RefHeading__7712_707975417" text:style-name="Internet_20_link" text:visited-style-name="Internet_20_link">1.2. </text:a>Weitere Aufgaben<text:tab/>3</text:p>
          <text:p text:style-name="P34"><text:a xlink:type="simple" xlink:href="#__RefHeading__7714_707975417" text:style-name="Internet_20_link" text:visited-style-name="Internet_20_link">1.2.1. </text:a>Aufgabe: rated.c, rate.c<text:tab/>3</text:p>
          <text:p text:style-name="P34"><text:a xlink:type="simple" xlink:href="#__RefHeading__7885_459630661" text:style-name="Internet_20_link" text:visited-style-name="Internet_20_link">1.2.2. </text:a>*Aufgabe: lesbar<text:tab/>3</text:p>
          <text:p text:style-name="P34"><text:a xlink:type="simple" xlink:href="#__RefHeading__5943_1768669145" text:style-name="Internet_20_link" text:visited-style-name="Internet_20_link">1.2.3. </text:a>*Aufgabe: isbn<text:tab/>4</text:p>
          <text:p text:style-name="P34"><text:a xlink:type="simple" xlink:href="#__RefHeading__28576_735908501" text:style-name="Internet_20_link" text:visited-style-name="Internet_20_link">1.2.4. </text:a>*Aufgabe: permutation<text:tab/>4</text:p>
        </text:index-body>
      </text:table-of-content>
      <text:h text:style-name="Heading_20_1" text:outline-level="1"><text:bookmark-start text:name="__RefHeading__5555_1769574776"/>Arbeitsblatt: <text:span text:style-name="T1">Socket - C</text:span><text:bookmark-end text:name="__RefHeading__5555_1769574776"/></text:h>
      <text:list xml:id="list1489982068" text:style-name="List_20_3">
        <text:list-item>
          <text:p text:style-name="P45">Grundlage: WEB-NW-PROG/01-SOCKET/01-lernen/nw-prog-01-grundlagen-c.odt</text:p>
        </text:list-item>
      </text:list>
      <text:p text:style-name="P31"/>
      <text:p text:style-name="P31"/>
      <text:h text:style-name="P48" text:outline-level="2"><text:bookmark-start text:name="__RefHeading__28572_735908501"/>Aufgabe: Portscanner<text:bookmark-end text:name="__RefHeading__28572_735908501"/></text:h>
      <text:p text:style-name="P8">Der Portscanner soll die ersten 1024 Ports von bestimmten IP-Adressen scannen und ausgeben, ob an dem Port ein Service 'LISTEN' bereit ist.</text:p>
      <text:p text:style-name="P8"/>
      <text:p text:style-name="P23">netstat -a|more</text:p>
      <text:p text:style-name="P8"/>
      <text:p text:style-name="P8">Der Aufruf soll das Scannen ganzer IP-Adressenbereiche ermöglichen.</text:p>
      <text:p text:style-name="P24">./portscanner.exe 172.16.22.10 172.16.22.20</text:p>
      <text:p text:style-name="P6"/>
      <text:h text:style-name="P50" text:outline-level="3"><text:bookmark-start text:name="__RefHeading__7760_707975417"/>Aufgabe: nmap<text:bookmark-end text:name="__RefHeading__7760_707975417"/></text:h>
      <text:p text:style-name="P9">Es gibt ein nützliches Programm namens nmap.</text:p>
      <text:p text:style-name="P9">Erstelle eine kurze Präsentation zur Verwendung von nmap.</text:p>
      <text:p text:style-name="P9"/>
      <text:p text:style-name="code">nmap -A 127.0.0.1<text:line-break/>nmap -p80 192.168.56.* | grep open</text:p>
      <text:p text:style-name="code">...</text:p>
      <text:p text:style-name="P13"/>
      <text:p text:style-name="P10"/>
      <text:h text:style-name="Heading_20_3" text:outline-level="3"><text:bookmark-start text:name="__RefHeading__7762_707975417"/><text:span text:style-name="T13">Aufgabe: portscanner</text:span><text:span text:style-name="T5"> </text:span><text:bookmark-end text:name="__RefHeading__7762_707975417"/></text:h>
      <text:p text:style-name="Standard"><text:span text:style-name="T5">Quelle: </text:span><text:a xlink:type="simple" xlink:href="http://www.zotteljedi.de/" text:style-name="Internet_20_link" text:visited-style-name="Visited_20_Internet_20_Link"><text:span text:style-name="T5">http://www.zotteljedi.de/</text:span></text:a></text:p>
      <text:list xml:id="list1896564012" text:style-name="L1">
        <text:list-header>
          <text:p text:style-name="P37"/>
        </text:list-header>
      </text:list>
      <text:p text:style-name="P28">Hier einige Hinweise / Funktionsdeklarationen:</text:p>
      <text:p text:style-name="P25"/>
      <text:p text:style-name="P25">struct sockaddr_in hat folg. Komponenten:</text:p>
      <text:p text:style-name="P25"><text:s text:c="2"/>sin_family</text:p>
      <text:p text:style-name="P25"><text:s text:c="2"/>sin_port</text:p>
      <text:p text:style-name="P25"><text:s text:c="2"/>sin_addr.s_addr</text:p>
      <text:p text:style-name="P25">Tipp: Verwende htonl(), htons()</text:p>
      <text:p text:style-name="P26"/>
      <text:p text:style-name="P28"><text:line-break/>#include &lt;arpa/inet.h&gt; </text:p>
      <text:p text:style-name="P28"><text:s text:c="7"/>uint32_t htonl(uint32_t hostlong); </text:p>
      <text:p text:style-name="P28"><text:s text:c="7"/>uint16_t htons(uint16_t hostshort); </text:p>
      <text:p text:style-name="P28"><text:soft-page-break/><text:s text:c="7"/>uint32_t ntohl(uint32_t netlong); </text:p>
      <text:p text:style-name="P28"><text:s text:c="7"/>uint16_t ntohs(uint16_t netshort);</text:p>
      <text:p text:style-name="P26"/>
      <text:p text:style-name="P26"><text:s/>#include &lt;sys/socket.h&gt; </text:p>
      <text:p text:style-name="P26"><text:s/>#include &lt;netinet/in.h&gt; </text:p>
      <text:p text:style-name="P26"><text:s/>#include &lt;arpa/inet.h&gt; </text:p>
      <text:p text:style-name="P26"><text:span text:style-name="T13"><text:s text:c="7"/>typedef uint32_t in_addr_t;<text:line-break/> <text:s text:c="6"/></text:span>struct in_addr { </text:p>
      <text:p text:style-name="P26"><text:s text:c="15"/>in_addr_t s_addr; </text:p>
      <text:p text:style-name="P26"><text:s text:c="11"/>};<text:line-break/></text:p>
      <text:p text:style-name="P26"><text:s text:c="7"/>in_addr_t inet_addr(const char *cp);</text:p>
      <text:p text:style-name="P26"><text:s text:c="7"/>char *inet_ntoa(struct in_addr in);<text:line-break/></text:p>
      <text:p text:style-name="P25"><text:line-break/> #include &lt;sys/socket.h&gt; </text:p>
      <text:p text:style-name="P25"><text:s text:c="6"/>int connect(int sockfd, const struct sockaddr *addr, </text:p>
      <text:p text:style-name="P25"><text:s text:c="19"/>socklen_t addrlen);<text:line-break/></text:p>
      <text:p text:style-name="P25">#include &lt;netdb.h&gt; </text:p>
      <text:p text:style-name="P25"><text:s text:c="7"/>struct servent *getservent(void); </text:p>
      <text:p text:style-name="P25"><text:s text:c="7"/>struct servent *getservbyname(const char *name, </text:p>
      <text:p text:style-name="P25"><text:tab/><text:tab/><text:tab/><text:tab/><text:tab/>const char *proto); </text:p>
      <text:p text:style-name="P25"><text:s text:c="7"/>struct servent *getservbyport(int port, const char *proto);</text:p>
      <text:p text:style-name="P25"/>
      <text:p text:style-name="P25"/>
      <text:p text:style-name="P25">#include &lt;sys/socket.h&gt; </text:p>
      <text:p text:style-name="P25"><text:s text:c="7"/>int socket(int domain, int type, int protocol);</text:p>
      <text:p text:style-name="P12"><text:line-break/></text:p>
      <text:p text:style-name="P8">Das Programmbeispiel hat bestimmte Lücken, die zu ersetzen sind.</text:p>
      <text:p text:style-name="P8"/>
      <text:list xml:id="list193860159760179" text:continue-numbering="true" text:style-name="L1">
        <text:list-item>
          <text:p text:style-name="P35"><text:span text:style-name="T12">Zunächst müssen die richtigen/notwendigen </text:span><text:span text:style-name="T15">Haederdateien</text:span><text:span text:style-name="T12"> inkludiert werden.</text:span></text:p>
          <text:p text:style-name="P43"><text:line-break/></text:p>
        </text:list-item>
        <text:list-item>
          <text:p text:style-name="P36"><text:span text:style-name="T13">Da die IP-Adresse 'gerechnet' wird, d.h. Es wird von der Start-Adresse zur Zieladresse gerechnet. (zB: 172.16.22.</text:span><text:span text:style-name="T3">10</text:span><text:span text:style-name="T12"> → 172.16.22.</text:span><text:span text:style-name="T3">20</text:span><text:span text:style-name="T13">), <text:line-break/>muss die IP-Adresse als 32 Bit-Wert (unsigned long) gespeichert werden. Dazu dient die Datenstruktur </text:span><text:span text:style-name="T14">sockaddr_in</text:span><text:span text:style-name="T13">. Verwende den Namen </text:span><text:span text:style-name="T14">addr</text:span><text:span text:style-name="T13">.<text:line-break/></text:span></text:p>
        </text:list-item>
        <text:list-item>
          <text:p text:style-name="P36"><text:span text:style-name="T13">Weiters wird die Funktion <text:s/></text:span><text:span text:style-name="T14">getservbyport</text:span><text:span text:style-name="T13">() verwendet, um den eigentlichen Service-Namen für den Port ausgeben zu können. Dazu verwendet man die Datenstruktur </text:span><text:span text:style-name="T14">servent. </text:span><text:span text:style-name="T18">(als Zeiger). </text:span><text:span text:style-name="T24">Verwende den Namen</text:span><text:span text:style-name="T19"> serv<text:line-break/></text:span><text:span text:style-name="T14"><text:line-break/></text:span></text:p>
        </text:list-item>
        <text:list-item>
          <text:p text:style-name="P39"><text:span text:style-name="T13">Um die Nummer-Notation 123.123.123.123 in eine 32-Bit-IP-Adresse <text:s/>zu verwandeln verwendet man die Funktion: <text:line-break/><text:line-break/></text:span><text:span text:style-name="T14">typedef uint32_t in_addr_t;<text:line-break/>in_addr_t inet_addr( const char* cp).</text:span><text:span text:style-name="T13"><text:line-break/></text:span></text:p>
        </text:list-item>
        <text:list-item>
          <text:p text:style-name="P41">Um mit dieser 32-Bit-IP-Adresse intern rechnen zu können, muss vorher mit ntohl() die 32-Bit-IP-Adresse <text:s/>in eine unsigned long <text:span text:style-name="T23">(bzw. uint32_t) </text:span>Variable umgewandelt werden.<text:line-break/><text:span text:style-name="T23"> </text:span><text:span text:style-name="T19">uint32_t ntohl(uint32_t netlong);</text:span><text:line-break/><text:line-break/></text:p>
        </text:list-item>
        <text:list-item>
          <text:p text:style-name="P35"><text:span text:style-name="T25">Um die aktuelle long Variable curr als IP-Adresse (in der Nummernnotation) am Bildschirm ausgeben zu können, verwendet man </text:span><text:span text:style-name="T14">htonl</text:span><text:span text:style-name="T25">() und </text:span><text:span text:style-name="T14">inet_ntoa</text:span><text:span text:style-name="T25">().<text:line-break/></text:span><text:soft-page-break/><text:span text:style-name="T25"><text:line-break/></text:span><text:span text:style-name="T19">uint32_t htonl(uint32_t hostlong);<text:line-break/>typedef uint32_t in_addr_t; <text:line-break/> <text:line-break/>struct in_addr { <text:line-break/> <text:s text:c="5"/>in_addr_t s_addr; <text:line-break/>};<text:line-break/>char *inet_ntoa(struct in_addr in);<text:line-break/></text:span><text:span text:style-name="T25"><text:line-break/></text:span></text:p>
        </text:list-item>
        <text:list-item>
          <text:p text:style-name="P42">Nun kann man alle Ports (0...1024) testen. Dazu erstellt man einen Socket-Deskriptor s. Wir wollen nur die TCP-Verbindungen überprüfen.<text:line-break/></text:p>
        </text:list-item>
        <text:list-item>
          <text:p text:style-name="P42">Im Anschluss muss die Socket-Adressstruktur-Variable <text:span text:style-name="T26">addr </text:span>mit den richtigen Werten initialisiert werden, sodass ein späteres connect() beim richtigen Server und Port durchgeführt werden kann.<text:line-break/></text:p>
        </text:list-item>
        <text:list-item>
          <text:p text:style-name="P40"><text:span text:style-name="T21">Wenn der connect() erfolgreich war, muss mit </text:span><text:span text:style-name="T16">getservby</text:span><text:span text:style-name="T17">port</text:span><text:span text:style-name="T21">() der Name des TCP-Ports ermittelt werden. Ist dies nicht möglich wird die Portnummer ausgegeben.<text:line-break/></text:span></text:p>
        </text:list-item>
        <text:list-item>
          <text:p text:style-name="P38">Am Ende muss man den Socket wieder schliessen. <text:span text:style-name="T20">close(int)</text:span><text:line-break/></text:p>
          <text:p text:style-name="P38"/>
        </text:list-item>
      </text:list>
      <text:p text:style-name="P11">Hier nun das Programmfragment:</text:p>
      <text:p text:style-name="P17">// ein portscanner.c</text:p>
      <text:p text:style-name="P17">// gcc portscanner.c -o portscanner.exe</text:p>
      <text:p text:style-name="P17">// ./portscanner.exe 127.0.0.1 127.0.0.1 <text:line-break/>// ./portscanner.exe 172.16.22.10 172.16.22.20 </text:p>
      <text:p text:style-name="P17">#include &lt;stdio.h&gt;</text:p>
      <text:p text:style-name="P17">#include &lt;stdlib.h&gt;</text:p>
      <text:p text:style-name="P17">#include &lt;string.h&gt;</text:p>
      <text:p text:style-name="P17">#include &lt;sys/types.h&gt;</text:p>
      <text:p text:style-name="P21"/>
      <text:p text:style-name="P19">// <text:span text:style-name="T1">ENTER CODE HERE 1.</text:span></text:p>
      <text:p text:style-name="P17"/>
      <text:p text:style-name="P17">int main(int argc, char *argv[]){</text:p>
      <text:p text:style-name="P17"/>
      <text:p text:style-name="P18">// <text:span text:style-name="T1">ENTER CODE HERE 2. und 3.</text:span></text:p>
      <text:p text:style-name="P17"><text:tab/>struct ??????;</text:p>
      <text:p text:style-name="P17"/>
      <text:p text:style-name="P17"><text:tab/>int s, i;</text:p>
      <text:p text:style-name="P17"><text:tab/>unsigned long begin, end, curr;</text:p>
      <text:p text:style-name="P17"/>
      <text:p text:style-name="P17"><text:tab/>if (argc &lt; 3){</text:p>
      <text:p text:style-name="P17"><text:tab/><text:tab/>fprintf(stderr, "usage: %s &lt;begin-IP&gt; &lt;end-IP&gt;\n", argv[0]);</text:p>
      <text:p text:style-name="P17"><text:tab/><text:tab/>return 1;</text:p>
      <text:p text:style-name="P17"><text:tab/>}</text:p>
      <text:p text:style-name="P17"/>
      <text:p text:style-name="P18">// <text:span text:style-name="T1">ENTER CODE HERE 4. 5.</text:span></text:p>
      <text:p text:style-name="P17"><text:tab/>begin = ???????????????????????????;</text:p>
      <text:p text:style-name="P17"><text:tab/>end = ?????????????????????????????;</text:p>
      <text:p text:style-name="P17"/>
      <text:p text:style-name="P17"><text:tab/>if (begin &gt; end){</text:p>
      <text:p text:style-name="P17"><text:tab/><text:tab/>curr = end;</text:p>
      <text:p text:style-name="P17"><text:tab/><text:tab/>end = begin;</text:p>
      <text:p text:style-name="P17"><text:tab/><text:tab/>begin = curr;</text:p>
      <text:p text:style-name="P17"><text:tab/>}</text:p>
      <text:p text:style-name="P17"><text:soft-page-break/></text:p>
      <text:p text:style-name="P17"><text:tab/>for (curr = begin; curr &lt;= end; curr++){</text:p>
      <text:p text:style-name="P17"/>
      <text:p text:style-name="P18">// <text:span text:style-name="T1">ENTER CODE HERE 6.</text:span></text:p>
      <text:p text:style-name="P17"><text:tab/><text:tab/>printf("%s:\n", inet_ntoa(addr.sin_addr));</text:p>
      <text:p text:style-name="P17"/>
      <text:p text:style-name="P17"><text:tab/><text:tab/>for (i = 0; i &lt; 1024; i++){</text:p>
      <text:p text:style-name="P17"/>
      <text:p text:style-name="P18">// <text:span text:style-name="T1">ENTER CODE HERE 7.</text:span></text:p>
      <text:p text:style-name="P17"/>
      <text:p text:style-name="P17"><text:tab/><text:tab/><text:tab/>if (s == -1){</text:p>
      <text:p text:style-name="P17"><text:tab/><text:tab/><text:tab/><text:tab/>perror("socket() failed");</text:p>
      <text:p text:style-name="P17"><text:tab/><text:tab/><text:tab/><text:tab/>return 3;</text:p>
      <text:p text:style-name="P17"><text:tab/><text:tab/><text:tab/>}</text:p>
      <text:p text:style-name="P22"/>
      <text:p text:style-name="P20">// <text:span text:style-name="T1">ENTER CODE HERE 8.</text:span></text:p>
      <text:p text:style-name="P17"/>
      <text:p text:style-name="P17"><text:span text:style-name="T6"><text:tab/><text:tab/><text:tab/></text:span><text:span text:style-name="T7">printf("%i\r", i);</text:span></text:p>
      <text:p text:style-name="P17"><text:span text:style-name="T7"><text:tab/><text:tab/><text:tab/></text:span><text:span text:style-name="T6">fflush(stdout);</text:span></text:p>
      <text:p text:style-name="P17"/>
      <text:p text:style-name="P17"><text:span text:style-name="T8">// </text:span><text:span text:style-name="T9">ENTER CODE HERE </text:span><text:span text:style-name="T11">8</text:span><text:span text:style-name="T10">.</text:span></text:p>
      <text:p text:style-name="P26"><text:tab/><text:tab/><text:tab/>if(!connect(???,(struct sockaddr*)&amp;??<text:span text:style-name="T26">, sizeof (addr)</text:span>)){</text:p>
      <text:p text:style-name="P17"/>
      <text:p text:style-name="P18">// <text:span text:style-name="T1">ENTER CODE HERE 9.</text:span></text:p>
      <text:p text:style-name="P27"><text:tab/><text:tab/><text:tab/><text:tab/>serv = getservbyport(addr.?????????, "tcp");</text:p>
      <text:p text:style-name="P17"><text:tab/><text:tab/><text:tab/><text:tab/>if (serv)</text:p>
      <text:p text:style-name="P17"><text:tab/><text:tab/><text:tab/><text:tab/><text:tab/>printf("%i (%s) open\n", i, serv-&gt;s_name);</text:p>
      <text:p text:style-name="P17"><text:tab/><text:tab/><text:tab/><text:tab/>else</text:p>
      <text:p text:style-name="P17"><text:tab/><text:tab/><text:tab/><text:tab/><text:tab/>printf("%i (unknown) open\n", i);</text:p>
      <text:p text:style-name="P17"><text:tab/><text:tab/><text:tab/>}</text:p>
      <text:p text:style-name="P17"/>
      <text:p text:style-name="P17"><text:span text:style-name="T8">// </text:span><text:span text:style-name="T9">ENTER CODE HERE </text:span><text:span text:style-name="T11">10.</text:span></text:p>
      <text:p text:style-name="P17"/>
      <text:p text:style-name="P17"><text:tab/><text:tab/>}</text:p>
      <text:p text:style-name="P17"/>
      <text:p text:style-name="P17"><text:tab/><text:tab/>puts("----");</text:p>
      <text:p text:style-name="P17"><text:span text:style-name="T6"><text:tab/></text:span><text:span text:style-name="T4">}</text:span></text:p>
      <text:p text:style-name="P17"><text:tab/>return 0;</text:p>
      <text:p text:style-name="P17">}</text:p>
      <text:p text:style-name="P30"/>
      <text:p text:style-name="P47">Anmerkung:</text:p>
      <text:p text:style-name="P30">Wenn das Warten beim Connect zu lange dauert, kann man folg. nutzen:</text:p>
      <text:p text:style-name="P30"><text:a xlink:type="simple" xlink:href="https://stackoverflow.com/questions/4181784/how-to-set-socket-timeout-in-c-when-making-multiple-connections" text:style-name="Internet_20_link" text:visited-style-name="Visited_20_Internet_20_Link">https://stackoverflow.com/questions/4181784/how-to-set-socket-timeout-in-c-when-making-multiple-connections</text:a> </text:p>
      <text:p text:style-name="P30"/>
      <text:p text:style-name="aufgabe">struct timeval timeout; <text:s text:c="5"/></text:p>
      <text:p text:style-name="aufgabe">timeout.tv_sec = 0;</text:p>
      <text:p text:style-name="aufgabe">timeout.tv_usec = 20000; // 20 ms</text:p>
      <text:p text:style-name="aufgabe"/>
      <text:p text:style-name="aufgabe">if (setsockopt (sockfd, SOL_SOCKET, SO_RCVTIMEO, (char *)&amp;timeout,</text:p>
      <text:p text:style-name="aufgabe"><text:tab/><text:tab/><text:tab/><text:tab/>sizeof(timeout)) &lt; 0)</text:p>
      <text:p text:style-name="aufgabe"><text:tab/>error("setsockopt failed\n");</text:p>
      <text:p text:style-name="aufgabe"/>
      <text:p text:style-name="aufgabe">if (setsockopt (sockfd, SOL_SOCKET, SO_SNDTIMEO, (char *)&amp;timeout,</text:p>
      <text:p text:style-name="aufgabe"><text:soft-page-break/><text:tab/><text:tab/><text:tab/><text:tab/>sizeof(timeout)) &lt; 0)</text:p>
      <text:p text:style-name="aufgabe"><text:tab/>error("setsockopt failed\n");</text:p>
      <text:p text:style-name="aufgabe"/>
      <text:h text:style-name="P49" text:outline-level="2"><text:bookmark-start text:name="__RefHeading__7712_707975417"/>Weitere Aufgaben<text:bookmark-end text:name="__RefHeading__7712_707975417"/></text:h>
      <text:h text:style-name="P51" text:outline-level="3"><text:bookmark-start text:name="__RefHeading__7714_707975417"/>Aufgabe: rated.c, rate.c<text:bookmark-end text:name="__RefHeading__7714_707975417"/></text:h>
      <text:p text:style-name="P29">Schreiben Sie ein Programm zum Zahlenraten</text:p>
      <text:p text:style-name="P29"><text:tab/>Der Server: </text:p>
      <text:p text:style-name="P29"><text:tab/>nach dem Verbindungsaufbau durch den Client denkt sich der Server </text:p>
      <text:p text:style-name="P29"><text:tab/>eine Zahl zwischen 0 und 99 aus. </text:p>
      <text:p text:style-name="P29"><text:tab/> </text:p>
      <text:p text:style-name="P29"><text:tab/>Dann wiederholt, bis zum Treffer... </text:p>
      <text:p text:style-name="P29"><text:tab/>1.Client </text:p>
      <text:p text:style-name="P29"><text:tab/>* liest vom User eine Zahl (0-99) ein und </text:p>
      <text:p text:style-name="P29"><text:tab/>* schickt diese an den Server </text:p>
      <text:p text:style-name="P29"><text:tab/>2.Server </text:p>
      <text:p text:style-name="P29"><text:tab/>* liest die geratene Zahl vom Client </text:p>
      <text:p text:style-name="P29"><text:tab/>* bewertet die geratene Zahl mit </text:p>
      <text:p text:style-name="P29"><text:tab/> <text:s/>"zu tief", "getroffen" oder "zu hoch" </text:p>
      <text:p text:style-name="P29"><text:tab/>* sendet die Bewertung an den Client </text:p>
      <text:p text:style-name="P29"><text:tab/>3.Client </text:p>
      <text:p text:style-name="P29"><text:tab/>* liest die Bewertung und </text:p>
      <text:p text:style-name="P29"><text:tab/>* leitet daraus einen neuen Rateversuch ab, oder (weil getroffen) endet </text:p>
      <text:p text:style-name="P4"/>
      <text:h text:style-name="Heading_20_3" text:outline-level="3"><text:bookmark-start text:name="__RefHeading__7885_459630661"/><text:span text:style-name="T22">*Aufgabe: </text:span>lesbar<text:bookmark-end text:name="__RefHeading__7885_459630661"/></text:h>
      <text:p text:style-name="P5"><text:span text:style-name="T22">Erstellen Sie eine Client/Server-Anwendung:<text:line-break/></text:span>Lesen Sie wortweise ein und tauschen Sie die Buchstaben des Wortes beliebig oft. Aber</text:p>
      <text:p text:style-name="P2">lassen Sie den 1. und letzten Buchstaben unvertauscht. </text:p>
      <text:p text:style-name="P2">Geben Sie die Wörter aus. Kann man den so erhaltenen Text noch lesen?</text:p>
      <text:p text:style-name="Standard"/>
      <text:h text:style-name="Heading_20_3" text:outline-level="3"><text:bookmark-start text:name="__RefHeading__5943_1768669145"/>*<text:span text:style-name="T22">Aufgabe: </text:span>isbn<text:bookmark-end text:name="__RefHeading__5943_1768669145"/></text:h>
      <text:p text:style-name="P3">Erstellen Sie eine Client/Server-Anwendung:</text:p>
      <text:p text:style-name="P7">Zur Kennzeichnung von Waren verwendet man den sogenannten EAN-Code (Europäische Artikel-Nummerierung mit 13 Ziffern). Bei Büchern ist die ISBN-Nummer üblich. Bei der letzten Ziffer der Nummer handelt es sich um eine sogenannte Prüfziffer, sodass z.B. einfache Eingabefehler erkannt werden können. Die Prüfziffer berechnet sich aus den übrigen Ziffern. </text:p>
      <text:p text:style-name="Standard"/>
      <text:p text:style-name="Standard"><text:span text:style-name="T2">ISBN-13</text:span><text:line-break/>Zur Berechnung der Prüfziffer bei der ISBN-13 werden alle zwölf Ziffern der noch unvollständigen ISBN addiert, wobei die Ziffern mit gerader Position (also die 2., 4. usw.) dreifachen Wert erhalten. <text:line-break/>Bsp: Eine 5 an 6. Stelle beispielsweise fließt als 15 in die Addition ein. <text:line-break/>Von dem Ergebnis dieser Addition wird die letzte Stelle bestimmt, die dann von 10 subtrahiert wird.<text:line-break/>Bsp: Also etwa 10 − 4 = 6 bei einem Additionsergebnis von 124. <text:line-break/>Dieses Endergebnis ist die Prüfziffer. Ist das Endergebnis indessen 10, ist die Prüfziffer 0. </text:p>
      <text:p text:style-name="Standard"/>
      <text:p text:style-name="Text_20_body">Formel zur Berechnung der Prüfziffer:</text:p>
      <text:p text:style-name="Text_20_body"><draw:frame draw:style-name="fr1" draw:name="Objekt9" text:anchor-type="as-char" svg:width="6.481cm" svg:height="0.799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Text_20_body"><text:s text:c="2"/>Das (i+1)mod 2 sorgt für die wechselnde Gewichtung von 1 und 3. </text:p>
      <text:p text:style-name="Text_20_body">Erstreckt man die Summierung auch auf die Prüfziffer (n = 13), so erhält man bei einer fehlerfreien ISBN als Ergebnis 0.</text:p>
      <text:p text:style-name="P1"><text:soft-page-break/></text:p>
      <text:p text:style-name="Standard"><text:span text:style-name="T2">Beispiel</text:span>:</text:p>
      <text:p text:style-name="Standard">978-3-7657-2781-?</text:p>
      <text:p text:style-name="Standard"><text:span text:style-name="T2">Lösung</text:span>:</text:p>
      <text:p text:style-name="Standard">9 + 8 + 7 + 5 + 2 + 8 + 3 * (7 + 3 + 6 + 7 + 7 + 1) = 39 + 3 * 31 = 39 + 93 = 132</text:p>
      <text:p text:style-name="Standard">132 mod 10 = 2</text:p>
      <text:p text:style-name="Standard">10 − 2 mod 10 = 8 <text:tab/>d.h. Die Prüfziffer ist 8</text:p>
      <text:p text:style-name="Standard"/>
      <text:h text:style-name="Heading_20_3" text:outline-level="3"><text:bookmark-start text:name="__RefHeading__28576_735908501"/>*<text:span text:style-name="T22">Aufgabe: </text:span>permutation<text:bookmark-end text:name="__RefHeading__28576_735908501"/></text:h>
      <text:p text:style-name="P16">Erstellen Sie eine Client/Server-Anwendung:</text:p>
      <text:p text:style-name="P15">Definition:Permutation</text:p>
      <text:p text:style-name="P14">Ein Array int [n] enthält eine »Permutation«, </text:p>
      <text:p text:style-name="P14">wenn alle Zahlen 1, ... , n genau einmal als Elemente vorkommen. </text:p>
      <text:p text:style-name="P14"/>
      <text:p text:style-name="P14">Aufgabe: Permutation</text:p>
      <text:p text:style-name="P14">Schreiben Sie ein Programm (permutation), das</text:p>
      <text:list xml:id="list193861348369503" text:continue-list="list1489982068" text:style-name="List_20_3">
        <text:list-item>
          <text:p text:style-name="P44">ein Array namens permutation mit genau 4 Elementen definiert</text:p>
        </text:list-item>
        <text:list-item>
          <text:p text:style-name="P44">lesen Sie von der Tastatur 4 Elemente ins Array ein.<text:line-break/>Achtung die Werte dürfen nur zwischen 0 bis 4 sein. D.h. Ihr Programm darf keine anderen Werte ins Array einlesen.</text:p>
        </text:list-item>
        <text:list-item>
          <text:p text:style-name="P44">Überprüfen Sie, ob die eingegebenen Werte im Array eine Permutation ergeben.<text:line-break/>Eine 0 spielt dabei die Rolle eines Jokers, der beliebige Werte 1, ... , n annehmen kann.</text:p>
        </text:list-item>
        <text:list-item>
          <text:p text:style-name="P44">Geben Sie nach der Überprüfung das Array und das Ergebnis ihrer Überprüfung aus. (siehe Beispiel unten)</text:p>
        </text:list-item>
      </text:list>
      <text:p text:style-name="P14"/>
      <text:p text:style-name="P14">Beispiele:</text:p>
      <text:p text:style-name="P14"><text:tab/>(2,1,4,3) ist eine Permutation der Zahlen 1, ... ,4.</text:p>
      <text:p text:style-name="P14"><text:tab/>(1,2,2,3) ist keine Permutation.</text:p>
      <text:p text:style-name="P14"><text:tab/>(2,0,0,3) kann zur Permutation ergänzt werden.</text:p>
      <text:p text:style-name="P14"><text:tab/>(2,0,0,2) kann nicht zu einer Permutation ergänz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Courier 10 Pitch" svg:font-family="'Courier 10 Pitch'" style:font-adornments="Fett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/>
      <style:paragraph-properties style:page-number="auto" fo:background-color="#ffffff" fo:padding="0.049cm" fo:border="0.06pt solid #993366" style:shadow="none"/>
      <style:text-properties style:font-name="Courier 10 Pitch" fo:font-family="'Courier 10 Pitch'" style:font-style-name="Fett" style:font-pitch="fixed" fo:font-size="11pt" fo:font-weight="bold"/>
    </style:style>
    <style:style style:name="aufgabe" style:family="paragraph" style:parent-style-name="Standard" style:class="text">
      <loext:graphic-properties draw:fill="solid" draw:fill-color="#ffffff" draw:opacity="100%"/>
      <style:paragraph-properties fo:background-color="#ff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xampl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f70a1"/>
    </style:style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span text:style-name="MT1"><text:file-name text:display="name-and-extension">AB-C-portscanner-rate-lesbar-isbn-permutation.odt</text:file-name></text:span>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meta:creation-date>2013-10-03T20:05:36</meta:creation-date>
    <meta:editing-cycles>18</meta:editing-cycles>
    <meta:editing-duration>PT7H37M48S</meta:editing-duration>
    <meta:initial-creator>Anton Hofmann</meta:initial-creator>
    <dc:date>2017-11-19T19:38:59.078612095</dc:date>
    <meta:document-statistic meta:table-count="0" meta:image-count="0" meta:object-count="1" meta:page-count="6" meta:paragraph-count="186" meta:word-count="1226" meta:character-count="8807" meta:non-whitespace-character-count="742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htl/ab/meineVorlagen/arbeitsunterlage.ott" meta:date="2013-10-03T20:05: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13</math:mn>
        </math:msub>
        <math:mo math:stretchy="false">=</math:mo>
        <math:mrow>
          <math:mn>10</math:mn>
          <math:mo math:stretchy="false">−</math:mo>
          <math:mrow>
            <math:mo math:stretchy="false">(</math:mo>
            <math:mrow>
              <math:mrow>
                <math:msubsup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row>
                    <math:mi>n</math:mi>
                    <math:mo math:stretchy="false">=</math:mo>
                    <math:mn>12</math:mn>
                  </math:mrow>
                </math:msubsup>
                <math:msub>
                  <math:mi>z</math:mi>
                  <math:mi>i</math:mi>
                </math:msub>
              </math:mrow>
              <math:mo math:stretchy="false">⋅</math:mo>
              <math:msup>
                <math:mn>3</math:mn>
                <math:mrow>
                  <math:mrow>
                    <math:mo math:stretchy="false">(</math:mo>
                    <math:mrow>
                      <math:mi>i</math:mi>
                      <math:mo math:stretchy="false">+</math:mo>
                      <math:mn>1</math:mn>
                    </math:mrow>
                    <math:mo math:stretchy="false">)</math:mo>
                  </math:mrow>
                  <math:mi math:fontstyle="italic">mod</math:mi>
                  <math:mn>2</math:mn>
                </math:mrow>
              </math:msup>
            </math:mrow>
            <math:mo math:stretchy="false">)</math:mo>
          </math:mrow>
        </math:mrow>
      </math:mrow>
      <math:mi math:fontstyle="italic">mod</math:mi>
      <math:mn>10</math:mn>
    </math:mrow>
    <math:annotation math:encoding="StarMath 5.0">z_{13} = 10-    ( sum_{i=1}^{n=12} z_i cdot 3^{(i+1) mod 2} ) mod 10</math:annotation>
  </math:semantics>
</math:math>
</file>